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B2000001F44D841F9917D2E4AE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Zeichenformat" style:num-prefix=" 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Zeichenformat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Zeichenformat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Zeichenformat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Zeichenformat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Zeichenformat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Zeichenformat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Zeichenformat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Zeichenformat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#<text:variable-set text:name="Assignment" office:value-type="float" office:value="8" style:data-style-name="N0">8</text:variable-set>: Light and Energy</text:p>
      <text:p text:style-name="P2"/>
      <text:list xml:id="list8445507327395663425" text:style-name="L1">
        <text:list-item>
          <text:p text:style-name="P3">A laser-pointer has a wavelength of 650 nm. <text:s/>Its power is 50 mW. <text:s/>How many photons does the laser emit in one second?</text:p>
        </text:list-item>
      </text:list>
      <text:p text:style-name="P1"/>
      <text:p text:style-name="P1"/>
      <text:p text:style-name="P1"/>
      <text:p text:style-name="P1"/>
      <text:p text:style-name="P1"/>
      <text:list xml:id="list151838499702549" text:continue-numbering="true" text:style-name="L1">
        <text:list-item>
          <text:p text:style-name="P3">Sunlight at 1 AU (1 Astronomical Unit = the average distance between the earth and the sun) from the sun an average intensity of 1361 W/m<text:span text:style-name="T1">2</text:span>. <text:s/>Its average wavelength is 500 nm. <text:s/>A solar sail, in earth orbit, has an area of 100 m<text:span text:style-name="T1">2</text:span>. <text:s/>The sail is painted perfectly black, so that all light that falls on it is absorbed.</text:p>
          <text:list>
            <text:list-item>
              <text:p text:style-name="P3">Calculate the energy of an average photon of sunlight. <text:s/>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51839800349707" text:continue-numbering="true" text:style-name="L1">
        <text:list-item>
          <text:list>
            <text:list-item>
              <text:p text:style-name="P3">Calculate the momentum of one photon of sunlight.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151839490404728" text:continue-numbering="true" text:style-name="L1">
        <text:list-item>
          <text:list>
            <text:list-item>
              <text:p text:style-name="P3">Calculate the number of photons that strike the solar sail in one second.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151839325698075" text:continue-numbering="true" text:style-name="L1">
        <text:list-item>
          <text:list>
            <text:list-item>
              <text:p text:style-name="P3">Calculate the total momentum transfered to the sail in one second. <text:s/>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151839632986951" text:continue-numbering="true" text:style-name="L1">
        <text:list-item>
          <text:list>
            <text:list-item>
              <text:p text:style-name="P3">What is the total force that the solar sail feels due to sunlight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151838282057318" text:continue-numbering="true" text:style-name="L1">
        <text:list-item>
          <text:p text:style-name="P3">An amateur radio operator in El Paso sends a 100W signal to a station in Hawaii, using a frequency of 28.350 MHz. <text:s/>The transmission lasts 35 seconds. <text:s/></text:p>
          <text:list>
            <text:list-item>
              <text:p text:style-name="P3">What is the energy of a single photon?</text:p>
            </text:list-item>
          </text:list>
        </text:list-item>
      </text:list>
      <text:p text:style-name="P1"/>
      <text:p text:style-name="P1"/>
      <text:p text:style-name="P1"/>
      <text:list xml:id="list151838469403165" text:continue-numbering="true" text:style-name="L1">
        <text:list-item>
          <text:list>
            <text:list-item>
              <text:p text:style-name="P3">What is the number of photons that are radiated by the antenna?</text:p>
            </text:list-item>
          </text:list>
        </text:list-item>
      </text:list>
      <text:p text:style-name="P1"/>
      <text:p text:style-name="P1"/>
      <text:p text:style-name="P1"/>
      <text:list xml:id="list151839245817111" text:continue-numbering="true" text:style-name="L1">
        <text:list-item>
          <text:list>
            <text:list-item>
              <text:p text:style-name="P3">What is the momentum of a single photon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51838536739362" text:continue-numbering="true" text:style-name="L1">
        <text:list-item>
          <text:list>
            <text:list-item>
              <text:p text:style-name="P3">What is the total momentum of all the photons that are sent to the station in Hawaii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51840074891034" text:continue-numbering="true" text:style-name="L1">
        <text:list-item>
          <text:p text:style-name="P3">A commercial radio station transmits a radio signal on 102.1 MHz, using a power of 186 KW for 24 hours. </text:p>
          <text:list>
            <text:list-item>
              <text:p text:style-name="P3">What is the energy of a single photon?</text:p>
            </text:list-item>
          </text:list>
        </text:list-item>
      </text:list>
      <text:p text:style-name="P1"/>
      <text:p text:style-name="P1"/>
      <text:p text:style-name="P1"/>
      <text:list xml:id="list151839883449883" text:continue-numbering="true" text:style-name="L1">
        <text:list-item>
          <text:list>
            <text:list-item>
              <text:p text:style-name="P3">What is the number of photons that are radiated by the antenna?</text:p>
            </text:list-item>
          </text:list>
        </text:list-item>
      </text:list>
      <text:p text:style-name="P1"/>
      <text:p text:style-name="P1"/>
      <text:p text:style-name="P1"/>
      <text:list xml:id="list151838354566755" text:continue-numbering="true" text:style-name="L1">
        <text:list-item>
          <text:list>
            <text:list-item>
              <text:p text:style-name="P3">What is the momentum of a single photon?</text:p>
            </text:list-item>
          </text:list>
        </text:list-item>
      </text:list>
      <text:p text:style-name="P1"/>
      <text:p text:style-name="P1"/>
      <text:p text:style-name="P1"/>
      <text:list xml:id="list151839363741154" text:continue-numbering="true" text:style-name="L1">
        <text:list-item>
          <text:list>
            <text:list-item>
              <text:p text:style-name="P3">What is the total momentum of all the photons that are transmitted?</text:p>
            </text:list-item>
          </text:list>
        </text:list-item>
      </text:list>
      <text:p text:style-name="P1"/>
      <text:p text:style-name="P1"/>
      <text:p text:style-name="P1"/>
      <text:list xml:id="list151838472450396" text:continue-numbering="true" text:style-name="L1">
        <text:list-item>
          <text:list>
            <text:list-item>
              <text:p text:style-name="P3">Why doesn’t the broadcasting tower fall over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Zeichenforma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3299in" svg:y="-0.5098in" svg:width="0.7799in" svg:height="0.9in" draw:z-index="1"><draw:image xlink:href="Pictures/10000000000001B2000001F44D841F9917D2E4AE.jpg" xlink:type="simple" xlink:show="embed" xlink:actuate="onLoad"/></draw:frame> <text:s text:c="11"/>Name: <text:tab/><text:tab/><text:date style:data-style-name="N37" text:date-value="2012-11-01T07:00:09.000000008" text:fixed="true">11/01/12</text:date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1T07:00:09</meta:creation-date>
    <meta:editing-duration>PT30S</meta:editing-duration>
    <meta:editing-cycles>4</meta:editing-cycles>
    <meta:generator>LibreOffice/5.2.7.2$Linux_X86_64 LibreOffice_project/20$Build-2</meta:generator>
    <meta:print-date>2012-11-01T07:01:03</meta:print-date>
    <dc:date>2019-03-05T15:18:38.112236572</dc:date>
    <meta:document-statistic meta:table-count="0" meta:image-count="1" meta:object-count="0" meta:page-count="2" meta:paragraph-count="21" meta:word-count="307" meta:character-count="1607" meta:non-whitespace-character-count="1308"/>
    <meta:user-defined meta:name="Info 1"/>
    <meta:user-defined meta:name="Info 2"/>
    <meta:user-defined meta:name="Info 3"/>
    <meta:user-defined meta:name="Info 4"/>
  </office:meta>
</office:document-meta>
</file>